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8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3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Wt 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T 1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314.09047619" calcext:value-type="float">
            <text:p>2314.09047619</text:p>
          </table:table-cell>
          <table:table-cell table:number-columns-repeated="2"/>
          <table:table-cell office:value-type="float" office:value="2116.56190476" calcext:value-type="float">
            <text:p>2116.56190476</text:p>
          </table:table-cell>
          <table:table-cell table:number-columns-repeated="2"/>
          <table:table-cell office:value-type="float" office:value="2158.60476191" calcext:value-type="float">
            <text:p>2158.60476191</text:p>
          </table:table-cell>
          <table:table-cell table:number-columns-repeated="2"/>
          <table:table-cell office:value-type="float" office:value="2180.47619047" calcext:value-type="float">
            <text:p>2180.476190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882.82857142" calcext:value-type="float">
            <text:p>4882.82857142</text:p>
          </table:table-cell>
          <table:table-cell table:number-columns-repeated="2"/>
          <table:table-cell office:value-type="float" office:value="5369.23333333" calcext:value-type="float">
            <text:p>5369.23333333</text:p>
          </table:table-cell>
          <table:table-cell table:number-columns-repeated="2"/>
          <table:table-cell office:value-type="float" office:value="5594.04285714" calcext:value-type="float">
            <text:p>5594.04285714</text:p>
          </table:table-cell>
          <table:table-cell table:number-columns-repeated="2"/>
          <table:table-cell office:value-type="float" office:value="5562.26190476" calcext:value-type="float">
            <text:p>5562.26190476</text:p>
          </table:table-cell>
          <table:table-cell table:number-columns-repeated="13"/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 Dev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12.42380952" calcext:value-type="float">
            <text:p>5712.42380952</text:p>
          </table:table-cell>
          <table:table-cell table:number-columns-repeated="2"/>
          <table:table-cell office:value-type="float" office:value="6472.51904762" calcext:value-type="float">
            <text:p>6472.51904762</text:p>
          </table:table-cell>
          <table:table-cell table:number-columns-repeated="2"/>
          <table:table-cell office:value-type="float" office:value="7068.78095238" calcext:value-type="float">
            <text:p>7068.78095238</text:p>
          </table:table-cell>
          <table:table-cell table:number-columns-repeated="2"/>
          <table:table-cell office:value-type="float" office:value="7194.35714286" calcext:value-type="float">
            <text:p>7194.35714286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Traffic intensity/utilization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0907546781944" calcext:value-type="float">
            <text:p>0.0907546781944</text:p>
          </table:table-cell>
          <table:table-cell office:value-type="float" office:value="0.00844414030017" calcext:value-type="float">
            <text:p>0.0084441403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44.10476191" calcext:value-type="float">
            <text:p>5944.10476191</text:p>
          </table:table-cell>
          <table:table-cell table:number-columns-repeated="2"/>
          <table:table-cell office:value-type="float" office:value="7156.86666667" calcext:value-type="float">
            <text:p>7156.86666667</text:p>
          </table:table-cell>
          <table:table-cell table:number-columns-repeated="2"/>
          <table:table-cell office:value-type="float" office:value="7728.67142857" calcext:value-type="float">
            <text:p>7728.67142857</text:p>
          </table:table-cell>
          <table:table-cell table:number-columns-repeated="2"/>
          <table:table-cell office:value-type="float" office:value="7708.39047619" calcext:value-type="float">
            <text:p>7708.39047619</text:p>
          </table:table-cell>
          <table:table-cell table:number-columns-repeated="2"/>
          <table:table-cell office:value-type="string" calcext:value-type="string">
            <text:p>E[n]</text:p>
          </table:table-cell>
          <table:table-cell office:value-type="string" calcext:value-type="string">
            <text:p>mean number of jobs in system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1.39780314438" calcext:value-type="float">
            <text:p>1.39780314438</text:p>
          </table:table-cell>
          <table:table-cell office:value-type="float" office:value="0.0626138614875" calcext:value-type="float">
            <text:p>0.062613861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77.67472528" calcext:value-type="float">
            <text:p>5977.67472528</text:p>
          </table:table-cell>
          <table:table-cell table:number-columns-repeated="2"/>
          <table:table-cell office:value-type="float" office:value="7276.03809524" calcext:value-type="float">
            <text:p>7276.03809524</text:p>
          </table:table-cell>
          <table:table-cell table:number-columns-repeated="2"/>
          <table:table-cell office:value-type="float" office:value="8046.80952381" calcext:value-type="float">
            <text:p>8046.80952381</text:p>
          </table:table-cell>
          <table:table-cell table:number-columns-repeated="2"/>
          <table:table-cell office:value-type="float" office:value="8222.76666667" calcext:value-type="float">
            <text:p>8222.76666667</text:p>
          </table:table-cell>
          <table:table-cell table:number-columns-repeated="2"/>
          <table:table-cell office:value-type="string" calcext:value-type="string">
            <text:p>E[r]</text:p>
          </table:table-cell>
          <table:table-cell office:value-type="string" calcext:value-type="string">
            <text:p>mean response time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5.7273333793" calcext:value-type="float">
            <text:p>15.7273333793</text:p>
          </table:table-cell>
          <table:table-cell office:value-type="float" office:value="0.440014614063" calcext:value-type="float">
            <text:p>0.440014614063</text:p>
          </table:table-cell>
          <table:table-cell table:number-columns-repeated="3"/>
          <table:table-cell office:value-type="string" calcext:value-type="string">
            <text:p>s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97.8" calcext:value-type="float">
            <text:p>6097.8</text:p>
          </table:table-cell>
          <table:table-cell table:number-columns-repeated="2"/>
          <table:table-cell office:value-type="float" office:value="7832.28571428" calcext:value-type="float">
            <text:p>7832.28571428</text:p>
          </table:table-cell>
          <table:table-cell table:number-columns-repeated="2"/>
          <table:table-cell office:value-type="float" office:value="7984.24761905" calcext:value-type="float">
            <text:p>7984.24761905</text:p>
          </table:table-cell>
          <table:table-cell table:number-columns-repeated="2"/>
          <table:table-cell office:value-type="float" office:value="8599.99047619" calcext:value-type="float">
            <text:p>8599.99047619</text:p>
          </table:table-cell>
          <table:table-cell table:number-columns-repeated="2"/>
          <table:table-cell office:value-type="string" calcext:value-type="string">
            <text:p>E[nq]</text:p>
          </table:table-cell>
          <table:table-cell office:value-type="string" calcext:value-type="string">
            <text:p>mean jobs in queue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38.198534116" calcext:value-type="float">
            <text:p>38.198534116</text:p>
          </table:table-cell>
          <table:table-cell office:value-type="float" office:value="0.816262503472" calcext:value-type="float">
            <text:p>0.8162625034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029949938713" calcext:value-type="float">
            <text:p>2.0299499387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73.42380952" calcext:value-type="float">
            <text:p>6073.42380952</text:p>
          </table:table-cell>
          <table:table-cell table:number-columns-repeated="2"/>
          <table:table-cell office:value-type="float" office:value="7775.78095238" calcext:value-type="float">
            <text:p>7775.78095238</text:p>
          </table:table-cell>
          <table:table-cell table:number-columns-repeated="2"/>
          <table:table-cell office:value-type="float" office:value="8317.78095238" calcext:value-type="float">
            <text:p>8317.78095238</text:p>
          </table:table-cell>
          <table:table-cell table:number-columns-repeated="2"/>
          <table:table-cell office:value-type="float" office:value="8842.07142858" calcext:value-type="float">
            <text:p>8842.07142858</text:p>
          </table:table-cell>
          <table:table-cell table:number-columns-repeated="2"/>
          <table:table-cell office:value-type="string" calcext:value-type="string">
            <text:p>E[w]</text:p>
          </table:table-cell>
          <table:table-cell office:value-type="string" calcext:value-type="string">
            <text:p>mean waiting time in queue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60.3462702815" calcext:value-type="float">
            <text:p>60.3462702815</text:p>
          </table:table-cell>
          <table:table-cell office:value-type="float" office:value="0.64765363172" calcext:value-type="float">
            <text:p>0.647653631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243830406043" calcext:value-type="float">
            <text:p>1.243830406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33.57619047" calcext:value-type="float">
            <text:p>6133.57619047</text:p>
          </table:table-cell>
          <table:table-cell table:number-columns-repeated="2"/>
          <table:table-cell office:value-type="float" office:value="7682.24285714" calcext:value-type="float">
            <text:p>7682.24285714</text:p>
          </table:table-cell>
          <table:table-cell table:number-columns-repeated="2"/>
          <table:table-cell office:value-type="float" office:value="8502.74285714" calcext:value-type="float">
            <text:p>8502.74285714</text:p>
          </table:table-cell>
          <table:table-cell table:number-columns-repeated="2"/>
          <table:table-cell office:value-type="float" office:value="8884.96190476" calcext:value-type="float">
            <text:p>8884.96190476</text:p>
          </table:table-cell>
          <table:table-cell table:number-columns-repeated="13"/>
          <table:table-cell office:value-type="float" office:value="120" calcext:value-type="float">
            <text:p>120</text:p>
          </table:table-cell>
          <table:table-cell office:value-type="float" office:value="83.1775593122" calcext:value-type="float">
            <text:p>83.1775593122</text:p>
          </table:table-cell>
          <table:table-cell office:value-type="float" office:value="0.956575461893" calcext:value-type="float">
            <text:p>0.9565754618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529863255765" calcext:value-type="float">
            <text:p>0.5529863255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22.57976191" calcext:value-type="float">
            <text:p>6022.57976191</text:p>
          </table:table-cell>
          <table:table-cell table:number-columns-repeated="2"/>
          <table:table-cell office:value-type="float" office:value="7566.11428571" calcext:value-type="float">
            <text:p>7566.11428571</text:p>
          </table:table-cell>
          <table:table-cell table:number-columns-repeated="2"/>
          <table:table-cell office:value-type="float" office:value="8473.85238095" calcext:value-type="float">
            <text:p>8473.85238095</text:p>
          </table:table-cell>
          <table:table-cell table:number-columns-repeated="2"/>
          <table:table-cell office:value-type="float" office:value="9170.62448461" calcext:value-type="float">
            <text:p>9170.62448461</text:p>
          </table:table-cell>
          <table:table-cell table:number-columns-repeated="13"/>
          <table:table-cell office:value-type="float" office:value="144" calcext:value-type="float">
            <text:p>144</text:p>
          </table:table-cell>
          <table:table-cell office:value-type="float" office:value="105.466495853" calcext:value-type="float">
            <text:p>105.466495853</text:p>
          </table:table-cell>
          <table:table-cell office:value-type="float" office:value="1.6397152775" calcext:value-type="float">
            <text:p>1.639715277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3:.B11])" office:value-type="float" office:value="5462.05578958" calcext:value-type="float">
            <text:p>5462.06</text:p>
          </table:table-cell>
          <table:table-cell table:style-name="ce1" office:value-type="float" office:value="6141.18665325" calcext:value-type="float">
            <text:p>6141.19</text:p>
          </table:table-cell>
          <table:table-cell table:style-name="ce1"/>
          <table:table-cell table:style-name="ce1" table:formula="of:=AVERAGE([.E3:.E11])" office:value-type="float" office:value="6583.07142857" calcext:value-type="float">
            <text:p>6583.07</text:p>
          </table:table-cell>
          <table:table-cell table:style-name="ce1" office:value-type="float" office:value="7830.92018779" calcext:value-type="float">
            <text:p>7830.92</text:p>
          </table:table-cell>
          <table:table-cell table:style-name="ce1"/>
          <table:table-cell table:style-name="ce1" table:formula="of:=AVERAGE([.H3:.H11])" office:value-type="float" office:value="7097.28148148111" calcext:value-type="float">
            <text:p>7097.28</text:p>
          </table:table-cell>
          <table:table-cell table:style-name="ce1" office:value-type="float" office:value="8503.16431925" calcext:value-type="float">
            <text:p>8503.16</text:p>
          </table:table-cell>
          <table:table-cell table:style-name="ce1"/>
          <table:table-cell table:style-name="ce1" table:formula="of:=AVERAGE([.K3:.K11])" office:value-type="float" office:value="7373.98896389889" calcext:value-type="float">
            <text:p>7373.99</text:p>
          </table:table-cell>
          <table:table-cell table:style-name="ce1" office:value-type="float" office:value="9174.60207352" calcext:value-type="float">
            <text:p>9174.60</text:p>
          </table:table-cell>
          <table:table-cell table:style-name="ce1"/>
          <table:table-cell table:number-columns-repeated="11"/>
          <table:table-cell office:value-type="float" office:value="168" calcext:value-type="float">
            <text:p>168</text:p>
          </table:table-cell>
          <table:table-cell office:value-type="float" office:value="128.459014238" calcext:value-type="float">
            <text:p>128.459014238</text:p>
          </table:table-cell>
          <table:table-cell office:value-type="float" office:value="1.19816153591" calcext:value-type="float">
            <text:p>1.198161535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 office:value-type="float" office:value="152.157278614" calcext:value-type="float">
            <text:p>152.157278614</text:p>
          </table:table-cell>
          <table:table-cell office:value-type="float" office:value="0.767147326562" calcext:value-type="float">
            <text:p>0.767147326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style-name="ce2" table:formula="of:=[.B12]/[.C12]" office:value-type="float" office:value="0.889413740044752" calcext:value-type="float">
            <text:p>0.8894</text:p>
          </table:table-cell>
          <table:table-cell table:style-name="ce2" table:number-columns-repeated="2"/>
          <table:table-cell table:style-name="ce2" table:formula="of:=[.E12]/[.F12]" office:value-type="float" office:value="0.840651069185247" calcext:value-type="float">
            <text:p>0.8407</text:p>
          </table:table-cell>
          <table:table-cell table:style-name="ce2" table:number-columns-repeated="2"/>
          <table:table-cell table:style-name="ce2" table:formula="of:=[.H12]/[.I12]" office:value-type="float" office:value="0.834663569350746" calcext:value-type="float">
            <text:p>0.8347</text:p>
          </table:table-cell>
          <table:table-cell table:style-name="ce2" table:number-columns-repeated="2"/>
          <table:table-cell table:style-name="ce2" table:formula="of:=[.K12]/[.L12]" office:value-type="float" office:value="0.803739377992415" calcext:value-type="float">
            <text:p>0.8037</text:p>
          </table:table-cell>
          <table:table-cell table:number-columns-repeated="14"/>
          <table:table-cell table:formula="of:=AVERAGE([.Z5];[.Z13])" office:value-type="float" office:value="76.1240166460972" calcext:value-type="float">
            <text:p>76.1240166460972</text:p>
          </table:table-cell>
          <table:table-cell table:number-columns-repeated="4"/>
          <table:table-cell office:value-type="string" calcext:value-type="string">
            <text:p>tiq</text:p>
          </table:table-cell>
          <table:table-cell/>
          <table:table-cell office:value-type="string" calcext:value-type="string">
            <text:p>ql</text:p>
          </table:table-cell>
        </table:table-row>
        <table:table-row table:style-name="ro1">
          <table:table-cell office:value-type="string" calcext:value-type="string">
            <text:p>E[n]</text:p>
          </table:table-cell>
          <table:table-cell table:style-name="ce2" table:formula="of:=[.B14]/(1-[.B14])" office:value-type="float" office:value="8.04271471342538" calcext:value-type="float">
            <text:p>8.0427</text:p>
          </table:table-cell>
          <table:table-cell table:style-name="ce2" table:number-columns-repeated="2"/>
          <table:table-cell table:style-name="ce2" table:formula="of:=[.E14]/(1-[.E14])" office:value-type="float" office:value="5.27553630191924" calcext:value-type="float">
            <text:p>5.2755</text:p>
          </table:table-cell>
          <table:table-cell table:style-name="ce2" table:number-columns-repeated="2"/>
          <table:table-cell table:style-name="ce2" table:formula="of:=[.H14]/(1-[.H14])" office:value-type="float" office:value="5.04827378983044" calcext:value-type="float">
            <text:p>5.0483</text:p>
          </table:table-cell>
          <table:table-cell table:style-name="ce2" table:number-columns-repeated="2"/>
          <table:table-cell table:style-name="ce2" table:formula="of:=[.K14]/(1-[.K14])" office:value-type="float" office:value="4.0952656206366" calcext:value-type="float">
            <text:p>4.0953</text:p>
          </table:table-cell>
          <table:table-cell table:number-columns-repeated="19"/>
          <table:table-cell office:value-type="float" office:value="1.74888770945335" calcext:value-type="float">
            <text:p>1.74888770945335</text:p>
          </table:table-cell>
          <table:table-cell/>
          <table:table-cell office:value-type="float" office:value="76.1240166460972" calcext:value-type="float">
            <text:p>76.1240166460972</text:p>
          </table:table-cell>
        </table:table-row>
        <table:table-row table:style-name="ro1">
          <table:table-cell office:value-type="string" calcext:value-type="string">
            <text:p>Var[n]</text:p>
          </table:table-cell>
          <table:table-cell table:style-name="ce3" table:formula="of:=[.B15]/POWER((1-[.B15]); 2)" office:value-type="float" office:value="0.162152060334137" calcext:value-type="float">
            <text:p>0.162152060334137</text:p>
          </table:table-cell>
          <table:table-cell table:style-name="ce3" table:number-columns-repeated="2"/>
          <table:table-cell table:style-name="ce3" table:formula="of:=[.E15]/POWER((1-[.E15]); 2)" office:value-type="float" office:value="0.288592751879888" calcext:value-type="float">
            <text:p>0.288592751879888</text:p>
          </table:table-cell>
          <table:table-cell table:style-name="ce3" table:number-columns-repeated="2"/>
          <table:table-cell table:style-name="ce3" table:formula="of:=[.H15]/POWER((1-[.H15]); 2)" office:value-type="float" office:value="0.30803718585677" calcext:value-type="float">
            <text:p>0.30803718585677</text:p>
          </table:table-cell>
          <table:table-cell table:style-name="ce3" table:number-columns-repeated="2"/>
          <table:table-cell table:style-name="ce3" table:formula="of:=[.K15]/POWER((1-[.K15]); 2)" office:value-type="float" office:value="0.427450891844654" calcext:value-type="float">
            <text:p>0.427450891844654</text:p>
          </table:table-cell>
          <table:table-cell table:number-columns-repeated="19"/>
          <table:table-cell office:value-type="float" office:value="0.892776610009145" calcext:value-type="float">
            <text:p>0.892776610009145</text:p>
          </table:table-cell>
          <table:table-cell/>
          <table:table-cell office:value-type="float" office:value="39.3948720484913" calcext:value-type="float">
            <text:p>39.3948720484913</text:p>
          </table:table-cell>
        </table:table-row>
        <table:table-row table:style-name="ro1">
          <table:table-cell office:value-type="string" calcext:value-type="string">
            <text:p>E[r]</text:p>
          </table:table-cell>
          <table:table-cell table:style-name="ce3" table:formula="of:=1/[.C12]*1/(1-[.B14])*1000" office:value-type="float" office:value="1.47247026088026" calcext:value-type="float">
            <text:p>1.47247026088026</text:p>
          </table:table-cell>
          <table:table-cell table:style-name="ce3" table:formula="of:=[.B14]/([.C12]-[.B12])" office:value-type="float" office:value="0.00130963528183418" calcext:value-type="float">
            <text:p>0.001309635281834</text:p>
          </table:table-cell>
          <table:table-cell table:style-name="ce3"/>
          <table:table-cell table:style-name="ce3" table:formula="of:=1/[.F12]*1/(1-[.E14])*1000" office:value-type="float" office:value="0.801379167636529" calcext:value-type="float">
            <text:p>0.801379167636529</text:p>
          </table:table-cell>
          <table:table-cell table:style-name="ce3" table:number-columns-repeated="2"/>
          <table:table-cell table:style-name="ce3" table:formula="of:=1/[.I12]*1/(1-[.H14])*1000" office:value-type="float" office:value="0.711296825834351" calcext:value-type="float">
            <text:p>0.711296825834351</text:p>
          </table:table-cell>
          <table:table-cell table:style-name="ce3" table:number-columns-repeated="2"/>
          <table:table-cell table:style-name="ce3" table:formula="of:=1/[.L12]*1/(1-[.K14])*1000" office:value-type="float" office:value="0.555366388624385" calcext:value-type="float">
            <text:p>0.555366388624385</text:p>
          </table:table-cell>
          <table:table-cell table:number-columns-repeated="19"/>
          <table:table-cell office:value-type="float" office:value="0.21904676924729" calcext:value-type="float">
            <text:p>0.21904676924729</text:p>
          </table:table-cell>
          <table:table-cell/>
          <table:table-cell office:value-type="float" office:value="20.7648137293944" calcext:value-type="float">
            <text:p>20.7648137293944</text:p>
          </table:table-cell>
        </table:table-row>
        <table:table-row table:style-name="ro1">
          <table:table-cell office:value-type="string" calcext:value-type="string">
            <text:p>Var[r]</text:p>
          </table:table-cell>
          <table:table-cell table:style-name="ce3" table:formula="of:=1/POWER([.C12];2)*1/POWER((1-[.B14]); 2)" office:value-type="float" office:value="0.00000216816866917677" calcext:value-type="float">
            <text:p>2.16816866917677E-06</text:p>
          </table:table-cell>
          <table:table-cell table:style-name="ce3" table:number-columns-repeated="2"/>
          <table:table-cell table:style-name="ce3" table:formula="of:=1/POWER([.F12];2)*1/POWER((1-[.E14]); 2)" office:value-type="float" office:value="0.000000642208570321816" calcext:value-type="float">
            <text:p>6.42208570321816E-07</text:p>
          </table:table-cell>
          <table:table-cell table:style-name="ce3" table:number-columns-repeated="2"/>
          <table:table-cell table:style-name="ce3" table:formula="of:=1/POWER([.I12];2)*1/POWER((1-[.H14]); 2)" office:value-type="float" office:value="0.000000505943174442024" calcext:value-type="float">
            <text:p>5.05943174442024E-07</text:p>
          </table:table-cell>
          <table:table-cell table:style-name="ce3" table:number-columns-repeated="2"/>
          <table:table-cell table:style-name="ce3" table:formula="of:=1/POWER([.L12];2)*1/POWER((1-[.K14]); 2)" office:value-type="float" office:value="0.000000308431825613691" calcext:value-type="float">
            <text:p>3.08431825613691E-07</text:p>
          </table:table-cell>
          <table:table-cell table:number-columns-repeated="19"/>
          <table:table-cell office:value-type="float" office:value="0.13462543076413" calcext:value-type="float">
            <text:p>0.13462543076413</text:p>
          </table:table-cell>
          <table:table-cell/>
          <table:table-cell office:value-type="float" office:value="8.99494293625495" calcext:value-type="float">
            <text:p>8.99494293625495</text:p>
          </table:table-cell>
        </table:table-row>
        <table:table-row table:style-name="ro1">
          <table:table-cell office:value-type="string" calcext:value-type="string">
            <text:p>E[nq]</text:p>
          </table:table-cell>
          <table:table-cell table:style-name="ce3" table:formula="of:=POWER([.B14];2)/(1-[.B14])" office:value-type="float" office:value="7.15330097338063" calcext:value-type="float">
            <text:p>7.15330097338063</text:p>
          </table:table-cell>
          <table:table-cell table:style-name="ce3" table:number-columns-repeated="2"/>
          <table:table-cell table:style-name="ce3" table:formula="of:=POWER([.E14];2)/(1-[.E14])" office:value-type="float" office:value="4.43488523273399" calcext:value-type="float">
            <text:p>4.43488523273399</text:p>
          </table:table-cell>
          <table:table-cell table:style-name="ce3" table:number-columns-repeated="2"/>
          <table:table-cell table:style-name="ce3" table:formula="of:=POWER([.H14];2)/(1-[.H14])" office:value-type="float" office:value="4.21361022047969" calcext:value-type="float">
            <text:p>4.21361022047969</text:p>
          </table:table-cell>
          <table:table-cell table:style-name="ce3" table:number-columns-repeated="2"/>
          <table:table-cell table:style-name="ce3" table:formula="of:=POWER([.K14];2)/(1-[.K14])" office:value-type="float" office:value="3.29152624264418" calcext:value-type="float">
            <text:p>3.29152624264418</text:p>
          </table:table-cell>
          <table:table-cell table:number-columns-repeated="22"/>
        </table:table-row>
        <table:table-row table:style-name="ro1">
          <table:table-cell/>
          <table:table-cell table:style-name="ce3" table:number-columns-repeated="10"/>
          <table:table-cell table:number-columns-repeated="22"/>
        </table:table-row>
        <table:table-row table:style-name="ro1">
          <table:table-cell office:value-type="string" calcext:value-type="string">
            <text:p>E[w]</text:p>
          </table:table-cell>
          <table:table-cell table:style-name="ce3" table:formula="of:=[.B17]*[.B14]" office:value-type="float" office:value="1.30963528183418" calcext:value-type="float">
            <text:p>1.30963528183418</text:p>
          </table:table-cell>
          <table:table-cell table:style-name="ce3" table:number-columns-repeated="2"/>
          <table:table-cell table:style-name="ce3" table:formula="of:=[.E17]*[.E14]" office:value-type="float" office:value="0.673680254096431" calcext:value-type="float">
            <text:p>0.673680254096431</text:p>
          </table:table-cell>
          <table:table-cell table:style-name="ce3" table:number-columns-repeated="2"/>
          <table:table-cell table:style-name="ce3" table:formula="of:=[.H17]*[.H14]" office:value-type="float" office:value="0.593693547518756" calcext:value-type="float">
            <text:p>0.593693547518756</text:p>
          </table:table-cell>
          <table:table-cell table:style-name="ce3" table:number-columns-repeated="2"/>
          <table:table-cell table:style-name="ce3" table:formula="of:=[.K17]*[.K14]" office:value-type="float" office:value="0.446369835750857" calcext:value-type="float">
            <text:p>0.446369835750857</text:p>
          </table:table-cell>
          <table:table-cell table:number-columns-repeated="22"/>
        </table:table-row>
        <table:table-row table:style-name="ro1" table:number-rows-repeated="41">
          <table:table-cell table:number-columns-repeated="33"/>
        </table:table-row>
        <table:table-row table:style-name="ro1">
          <table:table-cell/>
          <table:table-cell table:style-name="ce1" table:number-columns-repeated="12"/>
          <table:table-cell table:number-columns-repeated="20"/>
        </table:table-row>
        <table:table-row table:style-name="ro1">
          <table:table-cell table:number-columns-repeated="33"/>
        </table:table-row>
        <table:table-row table:style-name="ro1" table:number-rows-repeated="2">
          <table:table-cell/>
          <table:table-cell table:style-name="ce2" table:number-columns-repeated="10"/>
          <table:table-cell table:number-columns-repeated="22"/>
        </table:table-row>
        <table:table-row table:style-name="ro1" table:number-rows-repeated="5">
          <table:table-cell/>
          <table:table-cell table:style-name="ce3" table:number-columns-repeated="10"/>
          <table:table-cell table:number-columns-repeated="22"/>
        </table:table-row>
        <table:table-row table:style-name="ro1">
          <table:table-cell/>
          <table:table-cell table:style-name="ce3" table:number-columns-repeated="10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0:05:18.75627501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45:43.422800306</meta:creation-date>
    <dc:date>2017-12-14T10:07:52.945329176</dc:date>
    <meta:editing-duration>PT32M50S</meta:editing-duration>
    <meta:editing-cycles>14</meta:editing-cycles>
    <meta:generator>LibreOffice/5.3.1.2$Linux_X86_64 LibreOffice_project/30m0$Build-2</meta:generator>
    <meta:document-statistic meta:table-count="1" meta:cell-count="153" meta:object-count="0"/>
  </office:meta>
</office:document-meta>
</file>